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GB"/>
    </style:style>
    <style:style style:name="P2" style:family="paragraph" style:parent-style-name="Standard">
      <style:paragraph-properties fo:text-align="center" style:justify-single-word="false"/>
      <style:text-properties style:font-name="Arial" fo:language="en" fo:country="GB"/>
    </style:style>
    <style:style style:name="P3" style:family="paragraph" style:parent-style-name="Standard">
      <style:paragraph-properties fo:text-align="center" style:justify-single-word="false"/>
      <style:text-properties style:font-name="Arial" fo:language="en" fo:country="GB" fo:font-weight="bold" style:font-weight-asian="bold" style:font-weight-complex="bold"/>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fo:font-size="12pt" fo:language="en" fo:country="GB"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 fo:font-size="12pt" fo:language="en" fo:country="GB"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duct Selection within a Social Network </text:p>
      <text:p text:style-name="P3">Author: L. Stepien </text:p>
      <text:p text:style-name="P3"/>
      <text:p text:style-name="P5">Overview</text:p>
      <text:p text:style-name="P1"><text:s/>This project investigate how social network switching from product A to product B depending on product reward points (mean product popularity) and number of other people connected in network. It will show how and what number of user switchind between products. We will use GUI to show visualization of data.</text:p>
      <text:p text:style-name="P1"/>
      <text:p text:style-name="P5">Data</text:p>
      <text:p text:style-name="P1"><text:s/>The provided UCSD facebook data and added some data for purpose of the project. </text:p>
      <text:p text:style-name="P1"/>
      <text:p text:style-name="P3">Questions <text:s/></text:p>
      <text:p text:style-name="P1">Examinate how to determine which user should decide to switch from current product to another? Will be used reward points schema to determine which product is better an then based on number of friends choose product. How to show data as a visualization to end user.</text:p>
      <text:p text:style-name="P1"/>
      <text:p text:style-name="P2"><text:span text:style-name="T1"><text:s/>Algorithms and Data Structures:</text:span> </text:p>
      <text:p text:style-name="P1">First find ego network of speficif user, to create network of users and determine which product they use and how make them to change decision about using product. </text:p>
      <text:p text:style-name="P1"><text:span text:style-name="T1">Easier Question:</text:span>The algorithm will iterate between users connected in network and choose if user will switch to another product or not.</text:p>
      <text:p text:style-name="P1"/>
      <text:p text:style-name="P1"><text:span text:style-name="T1">Harder Question:</text:span> How to optimal iterate throught whole proccess in most efficent way. What API use to visualization data for end user.</text:p>
      <text:p text:style-name="P1"/>
      <text:p text:style-name="P3">Algorithm <text:s/>Analysis, Limitations, Risk:</text:p>
      <text:p text:style-name="P1"><text:span text:style-name="T1">Easier Question:</text:span> It looks like algorithm will run O(n) times where n is number of iteration between users that need to be check.</text:p>
      <text:p text:style-name="P1"/>
      <text:p text:style-name="P1"><text:span text:style-name="T1">Harder Question:</text:span> Need to determine reward schema – which product is better to use and how to calculate it. That will involve end user to interact with application. Need to figure out how it will be done. Then simulate whole proccess and see how i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9T11:13:41.98</meta:creation-date>
    <dc:date>2019-09-13T14:47:32.78</dc:date>
    <meta:editing-duration>PT2M31S</meta:editing-duration>
    <meta:editing-cycles>2</meta:editing-cycles>
    <meta:generator>OpenOffice/4.1.6$Win32 OpenOffice.org_project/416m1$Build-9790</meta:generator>
    <meta:document-statistic meta:table-count="0" meta:image-count="0" meta:object-count="0" meta:page-count="1" meta:paragraph-count="15" meta:word-count="270" meta:character-count="1624"/>
  </office:meta>
</office:document-meta>
</file>